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0130000001216BCDDD6743D1C81.png" manifest:media-type="image/png"/>
  <manifest:file-entry manifest:full-path="Pictures/2000002400000735000001D4A78B398A35D838F2.svm" manifest:media-type="image/x-svm"/>
  <manifest:file-entry manifest:full-path="Pictures/10000200000000460000001291A3AB8628389AB4.png" manifest:media-type="image/png"/>
  <manifest:file-entry manifest:full-path="Pictures/100002000000003E00000012C44CD5DDB9706A98.png" manifest:media-type="image/png"/>
  <manifest:file-entry manifest:full-path="Pictures/100002000000000F000000121136E41DF3FBAB26.png" manifest:media-type="image/png"/>
  <manifest:file-entry manifest:full-path="Pictures/2000000F00000222000001D42BEC534D3BCBDF02.svm" manifest:media-type="image/x-svm"/>
  <manifest:file-entry manifest:full-path="Pictures/2000000F000001FB000001D4110E20F1596ED8E6.svm" manifest:media-type="image/x-svm"/>
  <manifest:file-entry manifest:full-path="Pictures/2000000F00000192000001D4C1B935E9885B9AAA.svm" manifest:media-type="image/x-svm"/>
  <manifest:file-entry manifest:full-path="Pictures/2000002400000675000001D7A6545F8905BED19B.svm" manifest:media-type="image/x-svm"/>
  <manifest:file-entry manifest:full-path="Pictures/2000000F000001F0000001D47F5D7D870CB42396.svm" manifest:media-type="image/x-svm"/>
  <manifest:file-entry manifest:full-path="Pictures/100002000000001500000012D2FA1ABFB19C2756.png" manifest:media-type="image/png"/>
  <manifest:file-entry manifest:full-path="Pictures/10000200000000130000001237486A618A3A9052.png" manifest:media-type="image/png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f440" officeooo:paragraph-rsid="00077ae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f440" officeooo:paragraph-rsid="00077ae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7ae9" officeooo:paragraph-rsid="00077ae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7ae9" officeooo:paragraph-rsid="00096b8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7ae9" officeooo:paragraph-rsid="000aba7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ba72" officeooo:paragraph-rsid="000aba72" style:font-size-asian="14pt" style:font-weight-asian="normal" style:font-size-complex="14pt" style:font-weight-complex="normal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</style:style>
    <style:style style:name="P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70bb"/>
    </style:style>
    <style:style style:name="T2" style:family="text">
      <style:text-properties officeooo:rsid="00077ae9"/>
    </style:style>
    <style:style style:name="T3" style:family="text">
      <style:text-properties style:font-name="Liberation Serif1"/>
    </style:style>
    <style:style style:name="T4" style:family="text">
      <style:text-properties officeooo:rsid="00096b8b"/>
    </style:style>
    <style:style style:name="T5" style:family="text">
      <style:text-properties officeooo:rsid="000dab2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<text:span text:style-name="T1">à</text:span>ctica <text:span text:style-name="T2">3</text:span> – <text:span text:style-name="T2">Variació de tensió en condensador</text:span></text:p>
      <text:p text:style-name="P2"/>
      <text:p text:style-name="P3">Nom:</text:p>
      <text:p text:style-name="P3"/>
      <text:p text:style-name="P3"/>
      <text:p text:style-name="P3">Circuit 1 – <text:span text:style-name="T4">càrrega d'un condensador</text:span>:</text:p>
      <text:p text:style-name="P3"/>
      <text:p text:style-name="P3"><draw:g text:anchor-type="paragraph" draw:z-index="0" draw:style-name="gr1"><draw:line draw:style-name="gr2" draw:text-style-name="P7" svg:x1="2.1673in" svg:y1="2.5024in" svg:x2="2.1673in" svg:y2="1.7in"><text:p/></draw:line><draw:line draw:style-name="gr3" draw:text-style-name="P7" svg:x1="3.7543in" svg:y1="0.5591in" svg:x2="3.7543in" svg:y2="-0.1957in"><text:p/></draw:line><draw:line draw:style-name="gr2" draw:text-style-name="P7" svg:x1="3.8626in" svg:y1="2.7213in" svg:x2="3.8626in" svg:y2="2.3276in"><text:p/></draw:line><draw:line draw:style-name="gr2" draw:text-style-name="P7" svg:x1="4.0217in" svg:y1="2.6232in" svg:x2="4.0217in" svg:y2="2.4264in"><text:p/></draw:line><draw:line draw:style-name="gr2" draw:text-style-name="P7" svg:x1="2.1646in" svg:y1="2.5209in" svg:x2="3.8571in" svg:y2="2.5209in"><text:p/></draw:line><draw:line draw:style-name="gr2" draw:text-style-name="P7" svg:x1="2.1646in" svg:y1="1.7339in" svg:x2="2.1673in" svg:y2="0.5591in"><text:p/></draw:line><draw:line draw:style-name="gr2" draw:text-style-name="P7" svg:x1="2.1791in" svg:y1="0.5571in" svg:x2="2.376in" svg:y2="0.5571in"><text:p/></draw:line><draw:line draw:style-name="gr2" draw:text-style-name="P7" svg:x1="3.7531in" svg:y1="0.5559in" svg:x2="4.6051in" svg:y2="0.5614in"><text:p/></draw:line><draw:line draw:style-name="gr2" draw:text-style-name="P7" svg:x1="2.9681in" svg:y1="0.5516in" svg:x2="4.5697in" svg:y2="0.5512in"><text:p/></draw:line><draw:line draw:style-name="gr2" draw:text-style-name="P7" svg:x1="4.7004in" svg:y1="0.5528in" svg:x2="5.6327in" svg:y2="0.5551in"><text:p/></draw:line><draw:custom-shape draw:style-name="gr4" draw:text-style-name="P7" svg:width="0.5925in" svg:height="0.198in" svg:x="2.3764in" svg:y="0.4406in"><text:p/><draw:enhanced-geometry svg:viewBox="0 0 21600 21600" draw:type="rectangle" draw:enhanced-path="M 0 0 L 21600 0 21600 21600 0 21600 0 0 Z N"/></draw:custom-shape><draw:line draw:style-name="gr2" draw:text-style-name="P7" svg:x1="5.6012in" svg:y1="2.5201in" svg:x2="5.5941in" svg:y2="0.5441in"><text:p/></draw:line><draw:line draw:style-name="gr2" draw:text-style-name="P7" svg:x1="4.0154in" svg:y1="2.5161in" svg:x2="5.5906in" svg:y2="2.5161in"><text:p/></draw:line><draw:custom-shape draw:style-name="gr5" draw:text-style-name="P9" svg:width="0.3961in" svg:height="0.3953in" svg:x="4.4488in" svg:y="-0.3929in"><text:p text:style-name="P8"><text:span text:style-name="T6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7" svg:x1="3.5819in" svg:y1="2.4016in" svg:x2="2.9126in" svg:y2="2.4016in"><text:p/></draw:line><draw:frame draw:style-name="gr7" draw:text-style-name="P10" svg:width="0.1606in" svg:height="0.1906in" svg:x="3.2571in" svg:y="2.1906in"><draw:image xlink:href="Pictures/2000000F00000192000001D4C1B935E9885B9AAA.svm" xlink:type="simple" xlink:show="embed" xlink:actuate="onLoad" loext:mime-type="image/x-svm"><text:p/></draw:image><draw:image xlink:href="Pictures/100002000000000F000000121136E41DF3FBAB26.png" xlink:type="simple" xlink:show="embed" xlink:actuate="onLoad" loext:mime-type="image/png"/></draw:frame><draw:frame draw:style-name="gr7" draw:text-style-name="P11" svg:width="0.6516in" svg:height="0.185in" svg:x="3.5587in" svg:y="2.0343in"><draw:image xlink:href="Pictures/2000002400000675000001D7A6545F8905BED19B.svm" xlink:type="simple" xlink:show="embed" xlink:actuate="onLoad" loext:mime-type="image/x-svm"><text:p/></draw:image><draw:image xlink:href="Pictures/100002000000003E00000012C44CD5DDB9706A98.png" xlink:type="simple" xlink:show="embed" xlink:actuate="onLoad" loext:mime-type="image/png"/></draw:frame><draw:line draw:style-name="gr3" draw:text-style-name="P7" svg:x1="4.4669in" svg:y1="-0.1819in" svg:x2="3.7587in" svg:y2="-0.1819in"><text:p/></draw:line><draw:custom-shape draw:style-name="gr8" draw:text-style-name="P12" svg:width="0.0787in" svg:height="0.0807in" draw:transform="rotate (-1.5707963267949) translate (3.79791666666667in 0.513194444444444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2" svg:width="0.0787in" svg:height="0.0807in" draw:transform="rotate (1.5707963267949) translate (5.57361111111111in 0.591666666666667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7" svg:x1="5.6118in" svg:y1="-0.1957in" svg:x2="4.8244in" svg:y2="-0.1957in"><text:p/></draw:line><draw:line draw:style-name="gr2" draw:text-style-name="P7" svg:x1="4.624in" svg:y1="0.3701in" svg:x2="4.624in" svg:y2="0.7638in"><text:p/></draw:line><draw:line draw:style-name="gr2" draw:text-style-name="P7" svg:x1="4.7028in" svg:y1="0.3701in" svg:x2="4.7028in" svg:y2="0.7638in"><text:p/></draw:line><draw:frame draw:style-name="gr10" draw:text-style-name="P13" svg:width="0.1961in" svg:height="0.187in" svg:x="2.587in" svg:y="0.2272in"><draw:image xlink:href="Pictures/2000000F000001F0000001D47F5D7D870CB42396.svm" xlink:type="simple" xlink:show="embed" xlink:actuate="onLoad" loext:mime-type="image/x-svm"><text:p/></draw:image><draw:image xlink:href="Pictures/10000200000000130000001237486A618A3A9052.png" xlink:type="simple" xlink:show="embed" xlink:actuate="onLoad" loext:mime-type="image/png"/></draw:frame><draw:frame draw:style-name="gr10" draw:text-style-name="P13" svg:width="0.2012in" svg:height="0.187in" svg:x="4.5791in" svg:y="0.0815in"><draw:image xlink:href="Pictures/2000000F000001FB000001D4110E20F1596ED8E6.svm" xlink:type="simple" xlink:show="embed" xlink:actuate="onLoad" loext:mime-type="image/x-svm"><text:p/></draw:image><draw:image xlink:href="Pictures/10000200000000130000001216BCDDD6743D1C81.png" xlink:type="simple" xlink:show="embed" xlink:actuate="onLoad" loext:mime-type="image/png"/></draw:frame><draw:custom-shape draw:style-name="gr11" draw:text-style-name="P14" svg:width="0.2016in" svg:height="0.2087in" svg:x="5.5028in" svg:y="0.985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9" draw:text-style-name="P7" svg:x1="5.615in" svg:y1="0.552in" svg:x2="5.615in" svg:y2="-0.1882in"><text:p/></draw:line><draw:custom-shape draw:style-name="gr5" draw:text-style-name="P9" svg:width="0.3961in" svg:height="0.3953in" svg:x="1.9689in" svg:y="1.3398in"><text:p text:style-name="P8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7" svg:x1="5.4827in" svg:y1="1.1823in" svg:x2="5.7189in" svg:y2="1.1823in"><text:p/></draw:line><draw:line draw:style-name="gr6" draw:text-style-name="P7" svg:x1="5.7185in" svg:y1="1.0642in" svg:x2="5.9154in" svg:y2="0.8673in"><text:p/></draw:line><draw:line draw:style-name="gr6" draw:text-style-name="P7" svg:x1="5.7972in" svg:y1="1.1823in" svg:x2="5.9941in" svg:y2="0.9854in"><text:p/></draw:line><draw:frame draw:style-name="gr10" draw:text-style-name="P13" svg:width="0.2169in" svg:height="0.187in" svg:x="5.2098in" svg:y="1.0378in"><draw:image xlink:href="Pictures/2000000F00000222000001D42BEC534D3BCBDF02.svm" xlink:type="simple" xlink:show="embed" xlink:actuate="onLoad" loext:mime-type="image/x-svm"><text:p/></draw:image><draw:image xlink:href="Pictures/100002000000001500000012D2FA1ABFB19C2756.png" xlink:type="simple" xlink:show="embed" xlink:actuate="onLoad" loext:mime-type="image/png"/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g text:anchor-type="paragraph" draw:z-index="4" draw:style-name="gr1"><draw:line draw:style-name="gr2" draw:text-style-name="P7" svg:x1="2.1961in" svg:y1="2.5193in" svg:x2="2.1961in" svg:y2="2.0929in"><text:p/></draw:line><draw:line draw:style-name="gr3" draw:text-style-name="P7" svg:x1="3.7791in" svg:y1="0.952in" svg:x2="3.7791in" svg:y2="0.1972in"><text:p/></draw:line><draw:line draw:style-name="gr2" draw:text-style-name="P7" svg:x1="2.189in" svg:y1="2.126in" svg:x2="2.1917in" svg:y2="0.9512in"><text:p/></draw:line><draw:line draw:style-name="gr2" draw:text-style-name="P7" svg:x1="2.2031in" svg:y1="0.95in" svg:x2="2.4in" svg:y2="0.95in"><text:p/></draw:line><draw:line draw:style-name="gr2" draw:text-style-name="P7" svg:x1="3.7772in" svg:y1="0.9488in" svg:x2="4.6291in" svg:y2="0.9543in"><text:p/></draw:line><draw:line draw:style-name="gr2" draw:text-style-name="P7" svg:x1="2.9929in" svg:y1="0.9445in" svg:x2="4.5945in" svg:y2="0.9441in"><text:p/></draw:line><draw:line draw:style-name="gr2" draw:text-style-name="P7" svg:x1="4.7244in" svg:y1="0.9449in" svg:x2="5.6567in" svg:y2="0.9472in"><text:p/></draw:line><draw:custom-shape draw:style-name="gr4" draw:text-style-name="P7" svg:width="0.5925in" svg:height="0.198in" svg:x="2.4012in" svg:y="0.8335in"><text:p/><draw:enhanced-geometry svg:viewBox="0 0 21600 21600" draw:type="rectangle" draw:enhanced-path="M 0 0 L 21600 0 21600 21600 0 21600 0 0 Z N"/></draw:custom-shape><draw:line draw:style-name="gr2" draw:text-style-name="P7" svg:x1="5.6252in" svg:y1="2.5193in" svg:x2="5.6217in" svg:y2="0.937in"><text:p/></draw:line><draw:custom-shape draw:style-name="gr5" draw:text-style-name="P9" svg:width="0.3961in" svg:height="0.3953in" svg:x="4.4736in" svg:y="0in"><text:p text:style-name="P8"><text:span text:style-name="T6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7" svg:x1="4.4909in" svg:y1="0.211in" svg:x2="3.7827in" svg:y2="0.211in"><text:p/></draw:line><draw:custom-shape draw:style-name="gr8" draw:text-style-name="P12" svg:width="0.0787in" svg:height="0.0807in" draw:transform="rotate (-1.5707963267949) translate (3.82222222222222in 0.90625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2" svg:width="0.0787in" svg:height="0.0807in" draw:transform="rotate (1.5707963267949) translate (5.59861111111111in 0.984722222222222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7" svg:x1="5.6366in" svg:y1="0.1972in" svg:x2="4.8492in" svg:y2="0.1972in"><text:p/></draw:line><draw:line draw:style-name="gr2" draw:text-style-name="P7" svg:x1="4.6488in" svg:y1="0.7622in" svg:x2="4.6488in" svg:y2="1.1559in"><text:p/></draw:line><draw:line draw:style-name="gr2" draw:text-style-name="P7" svg:x1="4.7272in" svg:y1="0.7622in" svg:x2="4.7272in" svg:y2="1.1559in"><text:p/></draw:line><draw:frame draw:style-name="gr10" draw:text-style-name="P13" svg:width="0.1961in" svg:height="0.187in" svg:x="2.6118in" svg:y="0.6201in"><draw:image xlink:href="Pictures/2000000F000001F0000001D47F5D7D870CB42396.svm" xlink:type="simple" xlink:show="embed" xlink:actuate="onLoad" loext:mime-type="image/x-svm"><text:p/></draw:image><draw:image xlink:href="Pictures/10000200000000130000001237486A618A3A9052.png" xlink:type="simple" xlink:show="embed" xlink:actuate="onLoad" loext:mime-type="image/png"/></draw:frame><draw:frame draw:style-name="gr10" draw:text-style-name="P13" svg:width="0.2012in" svg:height="0.187in" svg:x="4.6039in" svg:y="0.4744in"><draw:image xlink:href="Pictures/2000000F000001FB000001D4110E20F1596ED8E6.svm" xlink:type="simple" xlink:show="embed" xlink:actuate="onLoad" loext:mime-type="image/x-svm"><text:p/></draw:image><draw:image xlink:href="Pictures/10000200000000130000001216BCDDD6743D1C81.png" xlink:type="simple" xlink:show="embed" xlink:actuate="onLoad" loext:mime-type="image/png"/></draw:frame><draw:line draw:style-name="gr9" draw:text-style-name="P7" svg:x1="5.639in" svg:y1="0.9441in" svg:x2="5.639in" svg:y2="0.2039in"><text:p/></draw:line><draw:custom-shape draw:style-name="gr5" draw:text-style-name="P9" svg:width="0.3961in" svg:height="0.3953in" svg:x="1.9937in" svg:y="1.7327in"><text:p text:style-name="P8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style-name="gr11" draw:text-style-name="P14" svg:width="0.2016in" svg:height="0.2087in" svg:x="5.5276in" svg:y="1.6138in"><text:p/>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" draw:text-style-name="P7" svg:x1="5.5071in" svg:y1="1.6256in" svg:x2="5.7433in" svg:y2="1.6256in"><text:p/></draw:line></draw:g><draw:line draw:style-name="gr6" draw:text-style-name="P7" svg:x1="5.7433in" svg:y1="1.6925in" svg:x2="5.9402in" svg:y2="1.4957in"><text:p/></draw:line><draw:line draw:style-name="gr6" draw:text-style-name="P7" svg:x1="5.822in" svg:y1="1.811in" svg:x2="6.0189in" svg:y2="1.6142in"><text:p/></draw:line><draw:frame draw:style-name="gr10" draw:text-style-name="P13" svg:width="0.2169in" svg:height="0.187in" svg:x="5.2346in" svg:y="1.6665in"><draw:image xlink:href="Pictures/2000000F00000222000001D42BEC534D3BCBDF02.svm" xlink:type="simple" xlink:show="embed" xlink:actuate="onLoad" loext:mime-type="image/x-svm"><text:p/></draw:image><draw:image xlink:href="Pictures/100002000000001500000012D2FA1ABFB19C2756.png" xlink:type="simple" xlink:show="embed" xlink:actuate="onLoad" loext:mime-type="image/png"/></draw:frame><draw:line draw:style-name="gr2" draw:text-style-name="P7" svg:x1="2.1917in" svg:y1="2.5157in" svg:x2="5.6252in" svg:y2="2.5193in"><text:p/></draw:line></draw:g>Circuit <text:span text:style-name="T4">2</text:span> – <text:span text:style-name="T4">descàrrega d'un condensador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ject1" text:anchor-type="as-char" svg:y="-0.1484in" svg:width="0.722in" svg:height="0.2098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Ω<text:tab/><text:tab/></text:span><text:span text:style-name="T3"><draw:frame draw:style-name="fr1" draw:name="Object4" text:anchor-type="as-char" svg:y="-0.1484in" svg:width="0.6846in" svg:height="0.2098in" draw:z-index="1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><draw:frame draw:style-name="fr1" draw:name="Object2" text:anchor-type="as-char" svg:y="-0.1484in" svg:width="0.898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draw:frame draw:style-name="fr1" draw:name="Object5" text:anchor-type="as-char" svg:y="-0.1484in" svg:width="0.6965in" svg:height="0.2098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<draw:frame draw:style-name="fr1" draw:name="Object3" text:anchor-type="as-char" svg:y="-0.1484in" svg:width="0.8929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tab/><text:tab/><draw:frame draw:style-name="fr1" draw:name="Object6" text:anchor-type="as-char" svg:y="-0.1484in" svg:width="0.6898in" svg:height="0.209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Indica el temps de càrrega (a <text:span text:style-name="T4">9</text:span> V) i descàrrega (a <text:span text:style-name="T5">3</text:span> V) per a cada combinació de <draw:frame draw:style-name="fr1" draw:name="Object7" text:anchor-type="as-char" svg:y="-0.1484in" svg:width="0.1992in" svg:height="0.1839in" draw:z-index="7"><draw:object xlink:href="./Object 7" xlink:type="simple" xlink:show="embed" xlink:actuate="onLoad"/><draw:image xlink:href="./ObjectReplacements/Object 7" xlink:type="simple" xlink:show="embed" xlink:actuate="onLoad"/></draw:frame>i<draw:frame draw:style-name="fr1" draw:name="Object8" text:anchor-type="as-char" svg:y="-0.1484in" svg:width="0.1957in" svg:height="0.1846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 .</text:p>
      <text:p text:style-name="P3"><text:soft-page-break/></text:p>
      <text:p text:style-name="P3"><draw:g text:anchor-type="paragraph" draw:z-index="5" draw:style-name="gr1"><draw:line draw:style-name="gr3" draw:text-style-name="P7" svg:x1="2.4965in" svg:y1="0.9528in" svg:x2="2.4965in" svg:y2="0.198in"><text:p/></draw:line><draw:line draw:style-name="gr2" draw:text-style-name="P7" svg:x1="3.6673in" svg:y1="4.2965in" svg:x2="3.6673in" svg:y2="3.9028in"><text:p/></draw:line><draw:line draw:style-name="gr2" draw:text-style-name="P7" svg:x1="3.8264in" svg:y1="4.198in" svg:x2="3.8264in" svg:y2="4.0012in"><text:p/></draw:line><draw:line draw:style-name="gr2" draw:text-style-name="P7" svg:x1="1.9693in" svg:y1="4.0953in" svg:x2="3.6618in" svg:y2="4.0953in"><text:p/></draw:line><draw:line draw:style-name="gr2" draw:text-style-name="P7" svg:x1="1.9693in" svg:y1="4.0953in" svg:x2="1.972in" svg:y2="2.9205in"><text:p/></draw:line><draw:line draw:style-name="gr2" draw:text-style-name="P7" svg:x1="1.9827in" svg:y1="2.9201in" svg:x2="2.1795in" svg:y2="2.9201in"><text:p/></draw:line><draw:line draw:style-name="gr2" draw:text-style-name="P7" svg:x1="2.4945in" svg:y1="0.9496in" svg:x2="3.3465in" svg:y2="0.9551in"><text:p/></draw:line><draw:line draw:style-name="gr2" draw:text-style-name="P7" svg:x1="2.7732in" svg:y1="2.9138in" svg:x2="4.3748in" svg:y2="2.9134in"><text:p/></draw:line><draw:line draw:style-name="gr2" draw:text-style-name="P7" svg:x1="3.4417in" svg:y1="0.9465in" svg:x2="4.374in" svg:y2="0.9488in"><text:p/></draw:line><draw:custom-shape draw:style-name="gr4" draw:text-style-name="P7" svg:width="0.5925in" svg:height="0.1988in" svg:x="2.1811in" svg:y="2.8024in"><text:p/><draw:enhanced-geometry svg:viewBox="0 0 21600 21600" draw:type="rectangle" draw:enhanced-path="M 0 0 L 21600 0 21600 21600 0 21600 0 0 Z N"/></draw:custom-shape><draw:line draw:style-name="gr2" draw:text-style-name="P7" svg:x1="4.3705in" svg:y1="4.0961in" svg:x2="4.3823in" svg:y2="0.9465in"><text:p/></draw:line><draw:line draw:style-name="gr2" draw:text-style-name="P7" svg:x1="3.8205in" svg:y1="4.0953in" svg:x2="4.3681in" svg:y2="4.0937in"><text:p/></draw:line><draw:custom-shape draw:style-name="gr5" draw:text-style-name="P9" svg:width="0.3969in" svg:height="0.3953in" svg:x="3.1902in" svg:y="0.0008in"><text:p text:style-name="P8"><text:span text:style-name="T6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7" svg:x1="3.3866in" svg:y1="3.9764in" svg:x2="2.7173in" svg:y2="3.9764in"><text:p/></draw:line><draw:frame draw:style-name="gr7" draw:text-style-name="P10" svg:width="0.1614in" svg:height="0.1898in" svg:x="3.0618in" svg:y="3.7654in"><draw:image xlink:href="Pictures/2000000F00000192000001D4C1B935E9885B9AAA.svm" xlink:type="simple" xlink:show="embed" xlink:actuate="onLoad" loext:mime-type="image/x-svm"><text:p/></draw:image><draw:image xlink:href="Pictures/100002000000000F000000121136E41DF3FBAB26.png" xlink:type="simple" xlink:show="embed" xlink:actuate="onLoad" loext:mime-type="image/png"/></draw:frame><draw:frame draw:style-name="gr7" draw:text-style-name="P11" svg:width="0.6516in" svg:height="0.1858in" svg:x="3.363in" svg:y="3.6083in"><draw:image xlink:href="Pictures/2000002400000675000001D7A6545F8905BED19B.svm" xlink:type="simple" xlink:show="embed" xlink:actuate="onLoad" loext:mime-type="image/x-svm"><text:p/></draw:image><draw:image xlink:href="Pictures/100002000000003E00000012C44CD5DDB9706A98.png" xlink:type="simple" xlink:show="embed" xlink:actuate="onLoad" loext:mime-type="image/png"/></draw:frame><draw:line draw:style-name="gr3" draw:text-style-name="P7" svg:x1="3.2083in" svg:y1="0.2118in" svg:x2="2.5in" svg:y2="0.2118in"><text:p/></draw:line><draw:custom-shape draw:style-name="gr8" draw:text-style-name="P12" svg:width="0.0787in" svg:height="0.0815in" draw:transform="rotate (-1.5707963267949) translate (2.53819444444444in 0.906944444444444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2" svg:width="0.0787in" svg:height="0.0815in" draw:transform="rotate (1.5707963267949) translate (4.31458333333333in 0.985416666666667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7" svg:x1="4.3539in" svg:y1="0.198in" svg:x2="3.5665in" svg:y2="0.198in"><text:p/></draw:line><draw:line draw:style-name="gr2" draw:text-style-name="P7" svg:x1="3.3654in" svg:y1="0.763in" svg:x2="3.3654in" svg:y2="1.1567in"><text:p/></draw:line><draw:line draw:style-name="gr2" draw:text-style-name="P7" svg:x1="3.4445in" svg:y1="0.763in" svg:x2="3.4445in" svg:y2="1.1567in"><text:p/></draw:line><draw:line draw:style-name="gr6" draw:text-style-name="P7" svg:x1="2.2083in" svg:y1="3.0941in" svg:x2="2.75in" svg:y2="2.6425in"><text:p/></draw:line><draw:frame draw:style-name="gr10" draw:text-style-name="P13" svg:width="0.7335in" svg:height="0.187in" svg:x="2.1555in" svg:y="3.1406in"><draw:image xlink:href="Pictures/2000002400000735000001D4A78B398A35D838F2.svm" xlink:type="simple" xlink:show="embed" xlink:actuate="onLoad" loext:mime-type="image/x-svm"><text:p/></draw:image><draw:image xlink:href="Pictures/10000200000000460000001291A3AB8628389AB4.png" xlink:type="simple" xlink:show="embed" xlink:actuate="onLoad" loext:mime-type="image/png"/></draw:frame><draw:frame draw:style-name="gr10" draw:text-style-name="P13" svg:width="0.2012in" svg:height="0.187in" svg:x="3.3213in" svg:y="0.4752in"><draw:image xlink:href="Pictures/2000000F000001FB000001D4110E20F1596ED8E6.svm" xlink:type="simple" xlink:show="embed" xlink:actuate="onLoad" loext:mime-type="image/x-svm"><text:p/></draw:image><draw:image xlink:href="Pictures/10000200000000130000001216BCDDD6743D1C81.png" xlink:type="simple" xlink:show="embed" xlink:actuate="onLoad" loext:mime-type="image/png"/></draw:frame><draw:line draw:style-name="gr13" draw:text-style-name="P7" svg:x1="2.4929in" svg:y1="0.9465in" svg:x2="2.4929in" svg:y2="2.7685in"><text:p/></draw:line><draw:line draw:style-name="gr9" draw:text-style-name="P7" svg:x1="4.3563in" svg:y1="0.9457in" svg:x2="4.3563in" svg:y2="0.2055in"><text:p/></draw:line><draw:custom-shape draw:style-name="gr5" draw:text-style-name="P9" svg:width="0.3969in" svg:height="0.3953in" svg:x="2.2854in" svg:y="1.6154in"><text:p text:style-name="P8"><text:span text:style-name="T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Object9" text:anchor-type="as-char" svg:y="-0.1484in" svg:width="0.722in" svg:height="0.20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3">Ω<text:tab/><text:tab/></text:span><text:span text:style-name="T3"><draw:frame draw:style-name="fr1" draw:name="Object10" text:anchor-type="as-char" svg:y="-0.1484in" svg:width="0.6846in" svg:height="0.209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5"/>
      <text:p text:style-name="P5"><draw:frame draw:style-name="fr1" draw:name="Object11" text:anchor-type="as-char" svg:y="-0.1484in" svg:width="0.898in" svg:height="0.209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draw:frame draw:style-name="fr1" draw:name="Object12" text:anchor-type="as-char" svg:y="-0.1484in" svg:width="0.6965in" svg:height="0.209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<draw:frame draw:style-name="fr1" draw:name="Object13" text:anchor-type="as-char" svg:y="-0.1484in" svg:width="0.8929in" svg:height="0.2098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draw:frame draw:style-name="fr1" draw:name="Object14" text:anchor-type="as-char" svg:y="-0.1484in" svg:width="0.6898in" svg:height="0.2098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/>
      <text:p text:style-name="P5"/>
      <text:p text:style-name="P6">Varia la tensió del condensador a diverses velocitats i observa el corrent.</text:p>
      <text:p text:style-name="P6"/>
      <text:p text:style-name="P6">Com influeix la velocitat de la variació de la tensió en el corrent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9T17:19:21.729851401</meta:creation-date>
    <meta:generator>LibreOffice/6.1.5.2$Linux_X86_64 LibreOffice_project/10$Build-2</meta:generator>
    <dc:date>2023-12-03T06:47:12.824995063</dc:date>
    <meta:editing-duration>PT12M21S</meta:editing-duration>
    <meta:editing-cycles>5</meta:editing-cycles>
    <meta:document-statistic meta:table-count="0" meta:image-count="0" meta:object-count="14" meta:page-count="2" meta:paragraph-count="13" meta:word-count="65" meta:character-count="368" meta:non-whitespace-character-count="297"/>
  </office:meta>
</office:document-meta>
</file>

<file path=Object 1/content.xml><?xml version="1.0" encoding="utf-8"?>
<math xmlns="http://www.w3.org/1998/Math/MathML" display="block">
  <semantics>
    <mrow>
      <mrow>
        <msub>
          <mi>C</mi>
          <mn>1</mn>
        </msub>
        <mo stretchy="false">=</mo>
        <mn>1</mn>
      </mrow>
      <mi mathvariant="italic">mF</mi>
    </mrow>
    <annotation encoding="StarMath 5.0">C rsub 1 = 1 mF</annotation>
  </semantics>
</math>
</file>

<file path=Object 10/content.xml><?xml version="1.0" encoding="utf-8"?>
<math xmlns="http://www.w3.org/1998/Math/MathML" display="block">
  <semantics>
    <mrow>
      <mrow>
        <msub>
          <mi>R</mi>
          <mn>1</mn>
        </msub>
        <mo stretchy="false">=</mo>
        <mn>2</mn>
      </mrow>
      <mi mathvariant="italic">kΩ</mi>
    </mrow>
    <annotation encoding="StarMath 5.0">R rsub 1 = 2 kΩ</annotation>
  </semantics>
</math>
</file>

<file path=Object 11/content.xml><?xml version="1.0" encoding="utf-8"?>
<math xmlns="http://www.w3.org/1998/Math/MathML" display="block">
  <semantics>
    <mrow>
      <mrow>
        <msub>
          <mi>C</mi>
          <mn>2</mn>
        </msub>
        <mo stretchy="false">=</mo>
        <mn>470</mn>
      </mrow>
      <mi mathvariant="normal">μ</mi>
      <mi>F</mi>
    </mrow>
    <annotation encoding="StarMath 5.0">C rsub 2 =  470 %mu F</annotation>
  </semantics>
</math>
</file>

<file path=Object 12/content.xml><?xml version="1.0" encoding="utf-8"?>
<math xmlns="http://www.w3.org/1998/Math/MathML" display="block">
  <semantics>
    <mrow>
      <mrow>
        <msub>
          <mi>R</mi>
          <mn>1</mn>
        </msub>
        <mo stretchy="false">=</mo>
        <mn>4</mn>
      </mrow>
      <mi mathvariant="italic">kΩ</mi>
    </mrow>
    <annotation encoding="StarMath 5.0">R rsub 1 = 4 kΩ</annotation>
  </semantics>
</math>
</file>

<file path=Object 13/content.xml><?xml version="1.0" encoding="utf-8"?>
<math xmlns="http://www.w3.org/1998/Math/MathML" display="block">
  <semantics>
    <mrow>
      <mrow>
        <msub>
          <mi>C</mi>
          <mn>2</mn>
        </msub>
        <mo stretchy="false">=</mo>
        <mn>220</mn>
      </mrow>
      <mi mathvariant="normal">μ</mi>
      <mi>F</mi>
    </mrow>
    <annotation encoding="StarMath 5.0">C rsub 2 =  220 %mu F</annotation>
  </semantics>
</math>
</file>

<file path=Object 14/content.xml><?xml version="1.0" encoding="utf-8"?>
<math xmlns="http://www.w3.org/1998/Math/MathML" display="block">
  <semantics>
    <mrow>
      <mrow>
        <msub>
          <mi>R</mi>
          <mn>1</mn>
        </msub>
        <mo stretchy="false">=</mo>
        <mn>8</mn>
      </mrow>
      <mi mathvariant="italic">kΩ</mi>
    </mrow>
    <annotation encoding="StarMath 5.0">R rsub 1 = 8 kΩ</annotation>
  </semantics>
</math>
</file>

<file path=Object 2/content.xml><?xml version="1.0" encoding="utf-8"?>
<math xmlns="http://www.w3.org/1998/Math/MathML" display="block">
  <semantics>
    <mrow>
      <mrow>
        <msub>
          <mi>C</mi>
          <mn>2</mn>
        </msub>
        <mo stretchy="false">=</mo>
        <mn>470</mn>
      </mrow>
      <mi mathvariant="normal">μ</mi>
      <mi>F</mi>
    </mrow>
    <annotation encoding="StarMath 5.0">C rsub 2 =  470 %mu F</annotation>
  </semantics>
</math>
</file>

<file path=Object 3/content.xml><?xml version="1.0" encoding="utf-8"?>
<math xmlns="http://www.w3.org/1998/Math/MathML" display="block">
  <semantics>
    <mrow>
      <mrow>
        <msub>
          <mi>C</mi>
          <mn>2</mn>
        </msub>
        <mo stretchy="false">=</mo>
        <mn>220</mn>
      </mrow>
      <mi mathvariant="normal">μ</mi>
      <mi>F</mi>
    </mrow>
    <annotation encoding="StarMath 5.0">C rsub 2 =  220 %mu F</annotation>
  </semantics>
</math>
</file>

<file path=Object 4/content.xml><?xml version="1.0" encoding="utf-8"?>
<math xmlns="http://www.w3.org/1998/Math/MathML" display="block">
  <semantics>
    <mrow>
      <mrow>
        <msub>
          <mi>R</mi>
          <mn>1</mn>
        </msub>
        <mo stretchy="false">=</mo>
        <mn>2</mn>
      </mrow>
      <mi mathvariant="italic">kΩ</mi>
    </mrow>
    <annotation encoding="StarMath 5.0">R rsub 1 = 2 kΩ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n>4</mn>
      </mrow>
      <mi mathvariant="italic">kΩ</mi>
    </mrow>
    <annotation encoding="StarMath 5.0">R rsub 1 = 4 kΩ</annotation>
  </semantics>
</math>
</file>

<file path=Object 6/content.xml><?xml version="1.0" encoding="utf-8"?>
<math xmlns="http://www.w3.org/1998/Math/MathML" display="block">
  <semantics>
    <mrow>
      <mrow>
        <msub>
          <mi>R</mi>
          <mn>1</mn>
        </msub>
        <mo stretchy="false">=</mo>
        <mn>8</mn>
      </mrow>
      <mi mathvariant="italic">kΩ</mi>
    </mrow>
    <annotation encoding="StarMath 5.0">R rsub 1 = 8 kΩ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row>
      <mrow>
        <msub>
          <mi>C</mi>
          <mn>1</mn>
        </msub>
        <mo stretchy="false">=</mo>
        <mn>1</mn>
      </mrow>
      <mi mathvariant="italic">mF</mi>
    </mrow>
    <annotation encoding="StarMath 5.0">C rsub 1 = 1 mF</annotation>
  </semantics>
</math>
</file>